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3" style:family="graphic" style:parent-style-name="standard">
      <style:graphic-properties draw:stroke="dash" draw:stroke-dash="Double_20_Dash" svg:stroke-width="0.053cm" svg:stroke-color="#b2b2b2" draw:marker-start-width="0.279cm" draw:marker-end-width="0.279cm" draw:fill="none" draw:fill-color="#808080" draw:textarea-horizontal-align="justify" draw:textarea-vertical-align="middle" draw:auto-grow-height="false" fo:min-height="6.048cm" fo:min-width="3.258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color="#808080"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stroke="solid" draw:stroke-dash="Double_20_Dash" svg:stroke-width="0.053cm" svg:stroke-color="#b2b2b2" draw:marker-start-width="0.279cm" draw:marker-end-width="0.279cm" draw:fill="none" draw:fill-color="#808080" draw:textarea-horizontal-align="justify" draw:textarea-vertical-align="middle" draw:auto-grow-height="false" fo:min-height="8.588cm" fo:min-width="3.258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draw:stroke="solid" draw:stroke-dash="Double_20_Dash" svg:stroke-width="0.053cm" svg:stroke-color="#b2b2b2" draw:marker-start-width="0.279cm" draw:marker-end-width="0.279cm" draw:fill="none" draw:fill-color="#808080" draw:textarea-horizontal-align="justify" draw:textarea-vertical-align="middle" draw:auto-grow-height="false" fo:min-height="0.968cm" fo:min-width="1.988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35cm" svg:stroke-color="#808080" draw:marker-start="Triangle_20_unfilled" draw:marker-start-width="0.352cm" draw:marker-end="" draw:marker-end-width="0.352cm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106cm" svg:stroke-color="#729fcf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draw:fill="none" fo:min-height="0.476cm"/>
      <style:paragraph-properties style:writing-mode="lr-tb"/>
    </style:style>
    <style:style style:name="gr10" style:family="graphic" style:parent-style-name="standard">
      <style:graphic-properties svg:stroke-width="0.035cm" svg:stroke-color="#729fcf" draw:marker-start="Triangle_20_unfilled" draw:marker-start-width="0.352cm" draw:marker-end="" draw:marker-end-width="0.352cm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2" style:family="graphic" style:parent-style-name="standard">
      <style:graphic-properties draw:stroke="dash" draw:stroke-dash="Double_20_Dash" svg:stroke-width="0.053cm" svg:stroke-color="#b2b2b2" draw:marker-start-width="0.279cm" draw:marker-end-width="0.279cm" draw:fill="none" draw:fill-color="#808080" draw:textarea-horizontal-align="justify" draw:textarea-vertical-align="middle" draw:auto-grow-height="false" fo:min-height="12.398cm" fo:min-width="8.338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svg:stroke-color="#808080" draw:marker-start="Arrow" draw:marker-start-width="0.3cm" draw:marker-end="" draw:marker-end-width="0.3cm" draw:textarea-vertical-align="middle"/>
    </style:style>
    <style:style style:name="gr14" style:family="graphic" style:parent-style-name="standard">
      <style:graphic-properties svg:stroke-width="0.035cm" svg:stroke-color="#808080" draw:marker-start="" draw:marker-start-width="0.352cm" draw:marker-end="Triangle_20_unfilled" draw:marker-end-width="0.352cm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style:paragraph-properties fo:text-align="center" style:writing-mode="lr-tb"/>
      <style:text-properties fo:color="#000000" loext:opacity="100%"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729fcf" loext:opacity="100%"/>
    </style:style>
    <style:style style:name="P4" style:family="paragraph">
      <loext:graphic-properties draw:fill="none" draw:fill-color="#808080"/>
      <style:paragraph-properties fo:text-align="center" style:writing-mode="lr-tb"/>
      <style:text-properties fo:color="#729fcf" loext:opacity="100%"/>
    </style:style>
    <style:style style:name="P5" style:family="paragraph">
      <style:paragraph-properties fo:text-align="center" style:writing-mode="lr-tb"/>
      <style:text-properties fo:color="#729fcf" loext:opacity="100%" fo:font-size="12pt" style:font-size-asian="12pt" style:font-size-complex="12pt"/>
    </style:style>
    <style:style style:name="P6" style:family="paragraph">
      <loext:graphic-properties draw:fill="none" draw:fill-color="#808080"/>
      <style:paragraph-properties fo:text-align="center" style:writing-mode="lr-tb"/>
      <style:text-properties fo:color="#729fcf" loext:opacity="100%" fo:font-size="12pt" style:font-size-asian="12pt" style:font-size-complex="12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loext:opacity="100%" fo:font-size="14pt" style:font-size-asian="14pt" style:font-size-complex="14pt"/>
    </style:style>
    <style:style style:name="T2" style:family="text">
      <style:text-properties fo:color="#729fcf" loext:opacity="100%"/>
    </style:style>
    <style:style style:name="T3" style:family="text">
      <style:text-properties fo:color="#729fcf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1.27cm" svg:x="11.16cm" svg:y="2.27cm">
          <text:p text:style-name="P1"><text:span text:style-name="T1">Peer[i]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1.27cm" svg:x="11.16cm" svg:y="7.35cm">
          <text:p text:style-name="P1"><text:span text:style-name="T1">Peer[j]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2.811cm" svg:y="5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12.811cm" svg:y="3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12.811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81cm" svg:height="6.35cm" svg:x="17.51cm" svg:y="2.27cm">
          <text:p text:style-name="P3"><text:span text:style-name="T2">netInt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4.97cm" svg:y1="2.905cm" svg:x2="17.51cm" svg:y2="2.905cm">
          <text:p/>
        </draw:line>
        <draw:line draw:style-name="gr4" draw:text-style-name="P2" draw:layer="layout" svg:x1="14.97cm" svg:y1="7.985cm" svg:x2="17.51cm" svg:y2="7.985cm">
          <text:p/>
        </draw:line>
        <draw:custom-shape draw:style-name="gr5" draw:text-style-name="P4" draw:layer="layout" svg:width="3.81cm" svg:height="8.89cm" svg:x="11.16cm" svg:y="13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1.27cm" svg:x="11.795cm" svg:y="14.97cm">
          <text:p text:style-name="P5"><text:span text:style-name="T3">incBuf[p]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1.27cm" svg:x="11.795cm" svg:y="17.51cm">
          <text:p text:style-name="P5"><text:span text:style-name="T3">ctl[p]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1.27cm" svg:x="11.795cm" svg:y="20.05cm">
          <text:p text:style-name="P5"><text:span text:style-name="T3">outBuf[p]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3.065cm" svg:y1="17.51cm" svg:x2="13.065cm" svg:y2="16.24cm">
          <text:p/>
        </draw:line>
        <draw:line draw:style-name="gr8" draw:text-style-name="P7" draw:layer="layout" svg:x1="16.24cm" svg:y1="11.16cm" svg:x2="16.24cm" svg:y2="23.86cm">
          <text:p/>
        </draw:line>
        <draw:frame draw:style-name="gr9" draw:text-style-name="P8" draw:layer="layout" svg:width="2.111cm" svg:height="0.726cm" svg:x="16.288cm" svg:y="11.45cm">
          <draw:text-box>
            <text:p><text:span text:style-name="T3">Internet</text:span></text:p>
          </draw:text-box>
        </draw:frame>
        <draw:line draw:style-name="gr10" draw:text-style-name="P2" draw:layer="layout" svg:x1="14.335cm" svg:y1="15.605cm" svg:x2="16.24cm" svg:y2="15.605cm">
          <text:p/>
        </draw:line>
        <draw:custom-shape draw:style-name="gr1" draw:text-style-name="P1" draw:layer="layout" svg:width="3.81cm" svg:height="1.27cm" svg:x="20.05cm" svg:y="13.7cm">
          <text:p text:style-name="P1"><text:span text:style-name="T1">Peer[i]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1.27cm" svg:x="20.05cm" svg:y="18.78cm">
          <text:p text:style-name="P1"><text:span text:style-name="T1">Peer[j]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21.701cm" svg:y="16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21.701cm" svg:y="15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21.701cm" svg:y="17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6.24cm" svg:y1="14.335cm" svg:x2="20.05cm" svg:y2="14.335cm">
          <text:p/>
        </draw:line>
        <draw:line draw:style-name="gr4" draw:text-style-name="P2" draw:layer="layout" svg:x1="16.24cm" svg:y1="19.415cm" svg:x2="20.05cm" svg:y2="19.415cm">
          <text:p/>
        </draw:line>
        <draw:frame draw:style-name="gr11" draw:text-style-name="P9" draw:layer="layout" svg:width="3.81cm" svg:height="1.27cm" svg:x="11.16cm" svg:y="12.43cm">
          <draw:text-box>
            <text:p text:style-name="P2">Switch[p]</text:p>
          </draw:text-box>
        </draw:frame>
        <draw:custom-shape draw:style-name="gr12" draw:text-style-name="P4" draw:layer="layout" svg:width="8.89cm" svg:height="12.7cm" svg:x="9.89cm" svg:y="11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1.27cm" svg:x="3.54cm" svg:y="17.51cm">
          <text:p text:style-name="P1"><text:span text:style-name="T1">Peer[p]</text:span></text:p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7.35cm" svg:y1="17.51cm" svg:x2="11.795cm" svg:y2="15.605cm">
          <text:p/>
        </draw:line>
        <draw:frame draw:style-name="gr11" draw:text-style-name="P9" draw:layer="layout" svg:width="3.81cm" svg:height="1.27cm" svg:x="12.43cm" svg:y="9.89cm">
          <draw:text-box>
            <text:p text:style-name="P2">netInt</text:p>
          </draw:text-box>
        </draw:frame>
        <draw:line draw:style-name="gr14" draw:text-style-name="P2" draw:layer="layout" svg:x1="13.065cm" svg:y1="20.05cm" svg:x2="13.065cm" svg:y2="18.78cm">
          <text:p/>
        </draw:line>
        <draw:line draw:style-name="gr10" draw:text-style-name="P2" draw:layer="layout" svg:x1="16.24cm" svg:y1="20.685cm" svg:x2="14.335cm" svg:y2="20.685cm">
          <text:p/>
        </draw:line>
        <draw:line draw:style-name="gr13" draw:text-style-name="P2" draw:layer="layout" svg:x1="11.795cm" svg:y1="20.812cm" svg:x2="7.35cm" svg:y2="18.78cm">
          <text:p/>
        </draw:line>
        <draw:frame draw:style-name="gr15" draw:text-style-name="P9" draw:layer="layout" svg:width="2.921cm" svg:height="0.962cm" svg:x="3.921cm" svg:y="11.287cm">
          <draw:text-box>
            <text:p text:style-name="P2">Peer[p]</text:p>
          </draw:text-box>
        </draw:frame>
        <draw:custom-shape draw:style-name="gr6" draw:text-style-name="P6" draw:layer="layout" svg:width="2.54cm" svg:height="1.27cm" svg:x="6.08cm" svg:y="2.27cm">
          <text:p text:style-name="P5"><text:span text:style-name="T3">mem[i]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1.27cm" svg:x="6.08cm" svg:y="7.35cm">
          <text:p text:style-name="P5"><text:span text:style-name="T3">mem[j]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62cm" svg:y1="2.905cm" svg:x2="11.16cm" svg:y2="2.905cm">
          <text:p/>
        </draw:line>
        <draw:line draw:style-name="gr4" draw:text-style-name="P2" draw:layer="layout" svg:x1="8.62cm" svg:y1="7.985cm" svg:x2="11.16cm" svg:y2="7.98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05-18T12:27:40.562386144</meta:creation-date>
    <dc:date>2020-09-20T21:54:14.609083074</dc:date>
    <meta:editing-duration>PT18H46M3S</meta:editing-duration>
    <meta:editing-cycles>18</meta:editing-cycles>
    <meta:generator>LibreOffice/7.0.1.2$Linux_X86_64 LibreOffice_project/88a63c56098013eb4038e11ebe7c8c0daab09aa8</meta:generator>
    <meta:document-statistic meta:object-count="36"/>
  </office:meta>
</office:document-meta>
</file>